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aluation" table:style-name="ta1">
        <table:shapes>
          <draw:frame draw:z-index="0" draw:style-name="gr1" draw:text-style-name="P1" svg:width="159.84mm" svg:height="90.05mm" svg:x="77.58mm" svg:y="24.17mm">
            <loext:p draw:notify-on-update-of-ranges="evaluation.E2:evaluation.E4 evaluation.F2:evaluation.F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4mm" svg:height="90.04mm" svg:x="78.68mm" svg:y="122.72mm">
            <loext:p draw:notify-on-update-of-ranges="evaluation.E2:evaluation.E4 evaluation.G2:evaluation.G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<text:s/>row</text:p>
          </table:table-cell>
          <table:table-cell office:value-type="string" calcext:value-type="string">
            <text:p><text:s/>col</text:p>
          </table:table-cell>
          <table:table-cell table:number-columns-repeated="4"/>
        </table:table-row>
        <table:table-row table:style-name="ro1">
          <table:table-cell office:value-type="float" office:value="283765397" calcext:value-type="float">
            <text:p>283765397</text:p>
          </table:table-cell>
          <table:table-cell office:value-type="float" office:value="28330993" calcext:value-type="float">
            <text:p>28330993</text:p>
          </table:table-cell>
          <table:table-cell office:value-type="float" office:value="7787273" calcext:value-type="float">
            <text:p>7787273</text:p>
          </table:table-cell>
          <table:table-cell/>
          <table:table-cell table:style-name="ce1" office:value-type="string" calcext:value-type="string">
            <text:p>Log</text:p>
          </table:table-cell>
          <table:table-cell table:style-name="ce1" table:formula="of:=AVERAGE([.A2:.A101])" office:value-type="float" office:value="190138277.21" calcext:value-type="float">
            <text:p>190138277,21</text:p>
          </table:table-cell>
          <table:table-cell table:style-name="ce1" table:formula="of:=LOG([.F2];10)" office:value-type="float" office:value="8.27906955457037" calcext:value-type="float">
            <text:p>8,2790695546</text:p>
          </table:table-cell>
        </table:table-row>
        <table:table-row table:style-name="ro1">
          <table:table-cell office:value-type="float" office:value="181519214" calcext:value-type="float">
            <text:p>181519214</text:p>
          </table:table-cell>
          <table:table-cell office:value-type="float" office:value="6821152" calcext:value-type="float">
            <text:p>6821152</text:p>
          </table:table-cell>
          <table:table-cell office:value-type="float" office:value="4485279" calcext:value-type="float">
            <text:p>4485279</text:p>
          </table:table-cell>
          <table:table-cell/>
          <table:table-cell table:style-name="ce1" office:value-type="string" calcext:value-type="string">
            <text:p>RowSV</text:p>
          </table:table-cell>
          <table:table-cell table:style-name="ce1" table:formula="of:=AVERAGE([.B2:.B101])" office:value-type="float" office:value="7001209.38" calcext:value-type="float">
            <text:p>7001209,38</text:p>
          </table:table-cell>
          <table:table-cell table:style-name="ce1" table:formula="of:=LOG([.F3];10)" office:value-type="float" office:value="6.8451730659706" calcext:value-type="float">
            <text:p>6,845173066</text:p>
          </table:table-cell>
        </table:table-row>
        <table:table-row table:style-name="ro1">
          <table:table-cell office:value-type="float" office:value="213798074" calcext:value-type="float">
            <text:p>213798074</text:p>
          </table:table-cell>
          <table:table-cell office:value-type="float" office:value="7396096" calcext:value-type="float">
            <text:p>7396096</text:p>
          </table:table-cell>
          <table:table-cell office:value-type="float" office:value="4641851" calcext:value-type="float">
            <text:p>4641851</text:p>
          </table:table-cell>
          <table:table-cell/>
          <table:table-cell table:style-name="ce1" office:value-type="string" calcext:value-type="string">
            <text:p>ColSV</text:p>
          </table:table-cell>
          <table:table-cell table:style-name="ce1" table:formula="of:=AVERAGE([.C2:.C101])" office:value-type="float" office:value="4613638.51" calcext:value-type="float">
            <text:p>4613638,51</text:p>
          </table:table-cell>
          <table:table-cell table:style-name="ce1" table:formula="of:=LOG([.F4];10)" office:value-type="float" office:value="6.66404356347019" calcext:value-type="float">
            <text:p>6,6640435635</text:p>
          </table:table-cell>
        </table:table-row>
        <table:table-row table:style-name="ro1">
          <table:table-cell office:value-type="float" office:value="183695658" calcext:value-type="float">
            <text:p>183695658</text:p>
          </table:table-cell>
          <table:table-cell office:value-type="float" office:value="7225149" calcext:value-type="float">
            <text:p>7225149</text:p>
          </table:table-cell>
          <table:table-cell office:value-type="float" office:value="4497942" calcext:value-type="float">
            <text:p>4497942</text:p>
          </table:table-cell>
          <table:table-cell table:number-columns-repeated="4"/>
        </table:table-row>
        <table:table-row table:style-name="ro1">
          <table:table-cell office:value-type="float" office:value="214547190" calcext:value-type="float">
            <text:p>214547190</text:p>
          </table:table-cell>
          <table:table-cell office:value-type="float" office:value="6775344" calcext:value-type="float">
            <text:p>6775344</text:p>
          </table:table-cell>
          <table:table-cell office:value-type="float" office:value="4561111" calcext:value-type="float">
            <text:p>4561111</text:p>
          </table:table-cell>
          <table:table-cell table:number-columns-repeated="4"/>
        </table:table-row>
        <table:table-row table:style-name="ro1">
          <table:table-cell office:value-type="float" office:value="206909905" calcext:value-type="float">
            <text:p>206909905</text:p>
          </table:table-cell>
          <table:table-cell office:value-type="float" office:value="6502532" calcext:value-type="float">
            <text:p>6502532</text:p>
          </table:table-cell>
          <table:table-cell office:value-type="float" office:value="4425901" calcext:value-type="float">
            <text:p>4425901</text:p>
          </table:table-cell>
          <table:table-cell table:number-columns-repeated="4"/>
        </table:table-row>
        <table:table-row table:style-name="ro1">
          <table:table-cell office:value-type="float" office:value="182879661" calcext:value-type="float">
            <text:p>182879661</text:p>
          </table:table-cell>
          <table:table-cell office:value-type="float" office:value="6662267" calcext:value-type="float">
            <text:p>6662267</text:p>
          </table:table-cell>
          <table:table-cell office:value-type="float" office:value="4501226" calcext:value-type="float">
            <text:p>4501226</text:p>
          </table:table-cell>
          <table:table-cell table:number-columns-repeated="4"/>
        </table:table-row>
        <table:table-row table:style-name="ro1">
          <table:table-cell office:value-type="float" office:value="204839726" calcext:value-type="float">
            <text:p>204839726</text:p>
          </table:table-cell>
          <table:table-cell office:value-type="float" office:value="6559319" calcext:value-type="float">
            <text:p>6559319</text:p>
          </table:table-cell>
          <table:table-cell office:value-type="float" office:value="4430461" calcext:value-type="float">
            <text:p>4430461</text:p>
          </table:table-cell>
          <table:table-cell table:number-columns-repeated="4"/>
        </table:table-row>
        <table:table-row table:style-name="ro1">
          <table:table-cell office:value-type="float" office:value="181922117" calcext:value-type="float">
            <text:p>181922117</text:p>
          </table:table-cell>
          <table:table-cell office:value-type="float" office:value="10039530" calcext:value-type="float">
            <text:p>10039530</text:p>
          </table:table-cell>
          <table:table-cell office:value-type="float" office:value="4572529" calcext:value-type="float">
            <text:p>4572529</text:p>
          </table:table-cell>
          <table:table-cell table:number-columns-repeated="4"/>
        </table:table-row>
        <table:table-row table:style-name="ro1">
          <table:table-cell office:value-type="float" office:value="208684204" calcext:value-type="float">
            <text:p>208684204</text:p>
          </table:table-cell>
          <table:table-cell office:value-type="float" office:value="6546040" calcext:value-type="float">
            <text:p>6546040</text:p>
          </table:table-cell>
          <table:table-cell office:value-type="float" office:value="4480085" calcext:value-type="float">
            <text:p>4480085</text:p>
          </table:table-cell>
          <table:table-cell table:number-columns-repeated="4"/>
        </table:table-row>
        <table:table-row table:style-name="ro1">
          <table:table-cell office:value-type="float" office:value="183653119" calcext:value-type="float">
            <text:p>183653119</text:p>
          </table:table-cell>
          <table:table-cell office:value-type="float" office:value="6770003" calcext:value-type="float">
            <text:p>6770003</text:p>
          </table:table-cell>
          <table:table-cell office:value-type="float" office:value="5146479" calcext:value-type="float">
            <text:p>5146479</text:p>
          </table:table-cell>
          <table:table-cell table:number-columns-repeated="4"/>
        </table:table-row>
        <table:table-row table:style-name="ro1">
          <table:table-cell office:value-type="float" office:value="206115194" calcext:value-type="float">
            <text:p>206115194</text:p>
          </table:table-cell>
          <table:table-cell office:value-type="float" office:value="6801092" calcext:value-type="float">
            <text:p>6801092</text:p>
          </table:table-cell>
          <table:table-cell office:value-type="float" office:value="4646318" calcext:value-type="float">
            <text:p>4646318</text:p>
          </table:table-cell>
          <table:table-cell table:number-columns-repeated="4"/>
        </table:table-row>
        <table:table-row table:style-name="ro1">
          <table:table-cell office:value-type="float" office:value="183132567" calcext:value-type="float">
            <text:p>183132567</text:p>
          </table:table-cell>
          <table:table-cell office:value-type="float" office:value="6644553" calcext:value-type="float">
            <text:p>6644553</text:p>
          </table:table-cell>
          <table:table-cell office:value-type="float" office:value="5045346" calcext:value-type="float">
            <text:p>5045346</text:p>
          </table:table-cell>
          <table:table-cell table:number-columns-repeated="4"/>
        </table:table-row>
        <table:table-row table:style-name="ro1">
          <table:table-cell office:value-type="float" office:value="209924391" calcext:value-type="float">
            <text:p>209924391</text:p>
          </table:table-cell>
          <table:table-cell office:value-type="float" office:value="6758745" calcext:value-type="float">
            <text:p>6758745</text:p>
          </table:table-cell>
          <table:table-cell office:value-type="float" office:value="4528439" calcext:value-type="float">
            <text:p>4528439</text:p>
          </table:table-cell>
          <table:table-cell table:number-columns-repeated="4"/>
        </table:table-row>
        <table:table-row table:style-name="ro1">
          <table:table-cell office:value-type="float" office:value="182455532" calcext:value-type="float">
            <text:p>182455532</text:p>
          </table:table-cell>
          <table:table-cell office:value-type="float" office:value="6916791" calcext:value-type="float">
            <text:p>6916791</text:p>
          </table:table-cell>
          <table:table-cell office:value-type="float" office:value="4593111" calcext:value-type="float">
            <text:p>4593111</text:p>
          </table:table-cell>
          <table:table-cell table:number-columns-repeated="4"/>
        </table:table-row>
        <table:table-row table:style-name="ro1">
          <table:table-cell office:value-type="float" office:value="205859153" calcext:value-type="float">
            <text:p>205859153</text:p>
          </table:table-cell>
          <table:table-cell office:value-type="float" office:value="6678353" calcext:value-type="float">
            <text:p>6678353</text:p>
          </table:table-cell>
          <table:table-cell office:value-type="float" office:value="4561570" calcext:value-type="float">
            <text:p>4561570</text:p>
          </table:table-cell>
          <table:table-cell table:number-columns-repeated="4"/>
        </table:table-row>
        <table:table-row table:style-name="ro1">
          <table:table-cell office:value-type="float" office:value="183365236" calcext:value-type="float">
            <text:p>183365236</text:p>
          </table:table-cell>
          <table:table-cell office:value-type="float" office:value="6597209" calcext:value-type="float">
            <text:p>6597209</text:p>
          </table:table-cell>
          <table:table-cell office:value-type="float" office:value="4539033" calcext:value-type="float">
            <text:p>4539033</text:p>
          </table:table-cell>
          <table:table-cell table:number-columns-repeated="4"/>
        </table:table-row>
        <table:table-row table:style-name="ro1">
          <table:table-cell office:value-type="float" office:value="212182493" calcext:value-type="float">
            <text:p>212182493</text:p>
          </table:table-cell>
          <table:table-cell office:value-type="float" office:value="6787823" calcext:value-type="float">
            <text:p>6787823</text:p>
          </table:table-cell>
          <table:table-cell office:value-type="float" office:value="4644656" calcext:value-type="float">
            <text:p>4644656</text:p>
          </table:table-cell>
          <table:table-cell table:number-columns-repeated="4"/>
        </table:table-row>
        <table:table-row table:style-name="ro1">
          <table:table-cell office:value-type="float" office:value="182779712" calcext:value-type="float">
            <text:p>182779712</text:p>
          </table:table-cell>
          <table:table-cell office:value-type="float" office:value="6609952" calcext:value-type="float">
            <text:p>6609952</text:p>
          </table:table-cell>
          <table:table-cell office:value-type="float" office:value="4571373" calcext:value-type="float">
            <text:p>4571373</text:p>
          </table:table-cell>
          <table:table-cell table:number-columns-repeated="4"/>
        </table:table-row>
        <table:table-row table:style-name="ro1">
          <table:table-cell office:value-type="float" office:value="209619029" calcext:value-type="float">
            <text:p>209619029</text:p>
          </table:table-cell>
          <table:table-cell office:value-type="float" office:value="6720925" calcext:value-type="float">
            <text:p>6720925</text:p>
          </table:table-cell>
          <table:table-cell office:value-type="float" office:value="4616290" calcext:value-type="float">
            <text:p>4616290</text:p>
          </table:table-cell>
          <table:table-cell table:number-columns-repeated="4"/>
        </table:table-row>
        <table:table-row table:style-name="ro1">
          <table:table-cell office:value-type="float" office:value="182771241" calcext:value-type="float">
            <text:p>182771241</text:p>
          </table:table-cell>
          <table:table-cell office:value-type="float" office:value="6963722" calcext:value-type="float">
            <text:p>6963722</text:p>
          </table:table-cell>
          <table:table-cell office:value-type="float" office:value="4546415" calcext:value-type="float">
            <text:p>4546415</text:p>
          </table:table-cell>
          <table:table-cell table:number-columns-repeated="4"/>
        </table:table-row>
        <table:table-row table:style-name="ro1">
          <table:table-cell office:value-type="float" office:value="214004410" calcext:value-type="float">
            <text:p>214004410</text:p>
          </table:table-cell>
          <table:table-cell office:value-type="float" office:value="6687191" calcext:value-type="float">
            <text:p>6687191</text:p>
          </table:table-cell>
          <table:table-cell office:value-type="float" office:value="4553801" calcext:value-type="float">
            <text:p>4553801</text:p>
          </table:table-cell>
          <table:table-cell table:number-columns-repeated="4"/>
        </table:table-row>
        <table:table-row table:style-name="ro1">
          <table:table-cell office:value-type="float" office:value="183815412" calcext:value-type="float">
            <text:p>183815412</text:p>
          </table:table-cell>
          <table:table-cell office:value-type="float" office:value="6601122" calcext:value-type="float">
            <text:p>6601122</text:p>
          </table:table-cell>
          <table:table-cell office:value-type="float" office:value="4506454" calcext:value-type="float">
            <text:p>4506454</text:p>
          </table:table-cell>
          <table:table-cell table:number-columns-repeated="4"/>
        </table:table-row>
        <table:table-row table:style-name="ro1">
          <table:table-cell office:value-type="float" office:value="214090528" calcext:value-type="float">
            <text:p>214090528</text:p>
          </table:table-cell>
          <table:table-cell office:value-type="float" office:value="6814205" calcext:value-type="float">
            <text:p>6814205</text:p>
          </table:table-cell>
          <table:table-cell office:value-type="float" office:value="4503805" calcext:value-type="float">
            <text:p>4503805</text:p>
          </table:table-cell>
          <table:table-cell table:number-columns-repeated="4"/>
        </table:table-row>
        <table:table-row table:style-name="ro1">
          <table:table-cell office:value-type="float" office:value="183798734" calcext:value-type="float">
            <text:p>183798734</text:p>
          </table:table-cell>
          <table:table-cell office:value-type="float" office:value="6557083" calcext:value-type="float">
            <text:p>6557083</text:p>
          </table:table-cell>
          <table:table-cell office:value-type="float" office:value="4434667" calcext:value-type="float">
            <text:p>4434667</text:p>
          </table:table-cell>
          <table:table-cell table:number-columns-repeated="4"/>
        </table:table-row>
        <table:table-row table:style-name="ro1">
          <table:table-cell office:value-type="float" office:value="212317022" calcext:value-type="float">
            <text:p>212317022</text:p>
          </table:table-cell>
          <table:table-cell office:value-type="float" office:value="9121410" calcext:value-type="float">
            <text:p>9121410</text:p>
          </table:table-cell>
          <table:table-cell office:value-type="float" office:value="4680724" calcext:value-type="float">
            <text:p>4680724</text:p>
          </table:table-cell>
          <table:table-cell table:number-columns-repeated="4"/>
        </table:table-row>
        <table:table-row table:style-name="ro1">
          <table:table-cell office:value-type="float" office:value="184088048" calcext:value-type="float">
            <text:p>184088048</text:p>
          </table:table-cell>
          <table:table-cell office:value-type="float" office:value="6633577" calcext:value-type="float">
            <text:p>6633577</text:p>
          </table:table-cell>
          <table:table-cell office:value-type="float" office:value="4410353" calcext:value-type="float">
            <text:p>4410353</text:p>
          </table:table-cell>
          <table:table-cell table:number-columns-repeated="4"/>
        </table:table-row>
        <table:table-row table:style-name="ro1">
          <table:table-cell office:value-type="float" office:value="212038706" calcext:value-type="float">
            <text:p>212038706</text:p>
          </table:table-cell>
          <table:table-cell office:value-type="float" office:value="6739091" calcext:value-type="float">
            <text:p>6739091</text:p>
          </table:table-cell>
          <table:table-cell office:value-type="float" office:value="5424038" calcext:value-type="float">
            <text:p>5424038</text:p>
          </table:table-cell>
          <table:table-cell table:number-columns-repeated="4"/>
        </table:table-row>
        <table:table-row table:style-name="ro1">
          <table:table-cell office:value-type="float" office:value="184094879" calcext:value-type="float">
            <text:p>184094879</text:p>
          </table:table-cell>
          <table:table-cell office:value-type="float" office:value="6579972" calcext:value-type="float">
            <text:p>6579972</text:p>
          </table:table-cell>
          <table:table-cell office:value-type="float" office:value="4583919" calcext:value-type="float">
            <text:p>4583919</text:p>
          </table:table-cell>
          <table:table-cell table:number-columns-repeated="4"/>
        </table:table-row>
        <table:table-row table:style-name="ro1">
          <table:table-cell office:value-type="float" office:value="220522567" calcext:value-type="float">
            <text:p>220522567</text:p>
          </table:table-cell>
          <table:table-cell office:value-type="float" office:value="6885827" calcext:value-type="float">
            <text:p>6885827</text:p>
          </table:table-cell>
          <table:table-cell office:value-type="float" office:value="4581798" calcext:value-type="float">
            <text:p>4581798</text:p>
          </table:table-cell>
          <table:table-cell table:number-columns-repeated="4"/>
        </table:table-row>
        <table:table-row table:style-name="ro1">
          <table:table-cell office:value-type="float" office:value="182908476" calcext:value-type="float">
            <text:p>182908476</text:p>
          </table:table-cell>
          <table:table-cell office:value-type="float" office:value="6795520" calcext:value-type="float">
            <text:p>6795520</text:p>
          </table:table-cell>
          <table:table-cell office:value-type="float" office:value="4612331" calcext:value-type="float">
            <text:p>4612331</text:p>
          </table:table-cell>
          <table:table-cell table:number-columns-repeated="4"/>
        </table:table-row>
        <table:table-row table:style-name="ro1">
          <table:table-cell office:value-type="float" office:value="192692678" calcext:value-type="float">
            <text:p>192692678</text:p>
          </table:table-cell>
          <table:table-cell office:value-type="float" office:value="6643112" calcext:value-type="float">
            <text:p>6643112</text:p>
          </table:table-cell>
          <table:table-cell office:value-type="float" office:value="4633067" calcext:value-type="float">
            <text:p>4633067</text:p>
          </table:table-cell>
          <table:table-cell table:number-columns-repeated="4"/>
        </table:table-row>
        <table:table-row table:style-name="ro1">
          <table:table-cell office:value-type="float" office:value="188606952" calcext:value-type="float">
            <text:p>188606952</text:p>
          </table:table-cell>
          <table:table-cell office:value-type="float" office:value="6843445" calcext:value-type="float">
            <text:p>6843445</text:p>
          </table:table-cell>
          <table:table-cell office:value-type="float" office:value="4605125" calcext:value-type="float">
            <text:p>4605125</text:p>
          </table:table-cell>
          <table:table-cell table:number-columns-repeated="4"/>
        </table:table-row>
        <table:table-row table:style-name="ro1">
          <table:table-cell office:value-type="float" office:value="184439868" calcext:value-type="float">
            <text:p>184439868</text:p>
          </table:table-cell>
          <table:table-cell office:value-type="float" office:value="6732654" calcext:value-type="float">
            <text:p>6732654</text:p>
          </table:table-cell>
          <table:table-cell office:value-type="float" office:value="4538520" calcext:value-type="float">
            <text:p>4538520</text:p>
          </table:table-cell>
          <table:table-cell table:number-columns-repeated="4"/>
        </table:table-row>
        <table:table-row table:style-name="ro1">
          <table:table-cell office:value-type="float" office:value="187196787" calcext:value-type="float">
            <text:p>187196787</text:p>
          </table:table-cell>
          <table:table-cell office:value-type="float" office:value="6680146" calcext:value-type="float">
            <text:p>6680146</text:p>
          </table:table-cell>
          <table:table-cell office:value-type="float" office:value="4594174" calcext:value-type="float">
            <text:p>4594174</text:p>
          </table:table-cell>
          <table:table-cell table:number-columns-repeated="4"/>
        </table:table-row>
        <table:table-row table:style-name="ro1">
          <table:table-cell office:value-type="float" office:value="182123072" calcext:value-type="float">
            <text:p>182123072</text:p>
          </table:table-cell>
          <table:table-cell office:value-type="float" office:value="6697492" calcext:value-type="float">
            <text:p>6697492</text:p>
          </table:table-cell>
          <table:table-cell office:value-type="float" office:value="4597734" calcext:value-type="float">
            <text:p>4597734</text:p>
          </table:table-cell>
          <table:table-cell table:number-columns-repeated="4"/>
        </table:table-row>
        <table:table-row table:style-name="ro1">
          <table:table-cell office:value-type="float" office:value="185572281" calcext:value-type="float">
            <text:p>185572281</text:p>
          </table:table-cell>
          <table:table-cell office:value-type="float" office:value="6737083" calcext:value-type="float">
            <text:p>6737083</text:p>
          </table:table-cell>
          <table:table-cell office:value-type="float" office:value="4582998" calcext:value-type="float">
            <text:p>4582998</text:p>
          </table:table-cell>
          <table:table-cell table:number-columns-repeated="4"/>
        </table:table-row>
        <table:table-row table:style-name="ro1">
          <table:table-cell office:value-type="float" office:value="183506028" calcext:value-type="float">
            <text:p>183506028</text:p>
          </table:table-cell>
          <table:table-cell office:value-type="float" office:value="6675519" calcext:value-type="float">
            <text:p>6675519</text:p>
          </table:table-cell>
          <table:table-cell office:value-type="float" office:value="4560918" calcext:value-type="float">
            <text:p>4560918</text:p>
          </table:table-cell>
          <table:table-cell table:number-columns-repeated="4"/>
        </table:table-row>
        <table:table-row table:style-name="ro1">
          <table:table-cell office:value-type="float" office:value="187212977" calcext:value-type="float">
            <text:p>187212977</text:p>
          </table:table-cell>
          <table:table-cell office:value-type="float" office:value="6780010" calcext:value-type="float">
            <text:p>6780010</text:p>
          </table:table-cell>
          <table:table-cell office:value-type="float" office:value="4615569" calcext:value-type="float">
            <text:p>4615569</text:p>
          </table:table-cell>
          <table:table-cell table:number-columns-repeated="4"/>
        </table:table-row>
        <table:table-row table:style-name="ro1">
          <table:table-cell office:value-type="float" office:value="182800960" calcext:value-type="float">
            <text:p>182800960</text:p>
          </table:table-cell>
          <table:table-cell office:value-type="float" office:value="6597536" calcext:value-type="float">
            <text:p>6597536</text:p>
          </table:table-cell>
          <table:table-cell office:value-type="float" office:value="4632653" calcext:value-type="float">
            <text:p>4632653</text:p>
          </table:table-cell>
          <table:table-cell table:number-columns-repeated="4"/>
        </table:table-row>
        <table:table-row table:style-name="ro1">
          <table:table-cell office:value-type="float" office:value="186250548" calcext:value-type="float">
            <text:p>186250548</text:p>
          </table:table-cell>
          <table:table-cell office:value-type="float" office:value="6695254" calcext:value-type="float">
            <text:p>6695254</text:p>
          </table:table-cell>
          <table:table-cell office:value-type="float" office:value="4611631" calcext:value-type="float">
            <text:p>4611631</text:p>
          </table:table-cell>
          <table:table-cell table:number-columns-repeated="4"/>
        </table:table-row>
        <table:table-row table:style-name="ro1">
          <table:table-cell office:value-type="float" office:value="183365541" calcext:value-type="float">
            <text:p>183365541</text:p>
          </table:table-cell>
          <table:table-cell office:value-type="float" office:value="6495768" calcext:value-type="float">
            <text:p>6495768</text:p>
          </table:table-cell>
          <table:table-cell office:value-type="float" office:value="4560312" calcext:value-type="float">
            <text:p>4560312</text:p>
          </table:table-cell>
          <table:table-cell table:number-columns-repeated="4"/>
        </table:table-row>
        <table:table-row table:style-name="ro1">
          <table:table-cell office:value-type="float" office:value="185021793" calcext:value-type="float">
            <text:p>185021793</text:p>
          </table:table-cell>
          <table:table-cell office:value-type="float" office:value="6540242" calcext:value-type="float">
            <text:p>6540242</text:p>
          </table:table-cell>
          <table:table-cell office:value-type="float" office:value="4654582" calcext:value-type="float">
            <text:p>4654582</text:p>
          </table:table-cell>
          <table:table-cell table:number-columns-repeated="4"/>
        </table:table-row>
        <table:table-row table:style-name="ro1">
          <table:table-cell office:value-type="float" office:value="182274775" calcext:value-type="float">
            <text:p>182274775</text:p>
          </table:table-cell>
          <table:table-cell office:value-type="float" office:value="6556956" calcext:value-type="float">
            <text:p>6556956</text:p>
          </table:table-cell>
          <table:table-cell office:value-type="float" office:value="4445958" calcext:value-type="float">
            <text:p>4445958</text:p>
          </table:table-cell>
          <table:table-cell table:number-columns-repeated="4"/>
        </table:table-row>
        <table:table-row table:style-name="ro1">
          <table:table-cell office:value-type="float" office:value="186351630" calcext:value-type="float">
            <text:p>186351630</text:p>
          </table:table-cell>
          <table:table-cell office:value-type="float" office:value="6610784" calcext:value-type="float">
            <text:p>6610784</text:p>
          </table:table-cell>
          <table:table-cell office:value-type="float" office:value="5115332" calcext:value-type="float">
            <text:p>5115332</text:p>
          </table:table-cell>
          <table:table-cell table:number-columns-repeated="4"/>
        </table:table-row>
        <table:table-row table:style-name="ro1">
          <table:table-cell office:value-type="float" office:value="182852320" calcext:value-type="float">
            <text:p>182852320</text:p>
          </table:table-cell>
          <table:table-cell office:value-type="float" office:value="6518056" calcext:value-type="float">
            <text:p>6518056</text:p>
          </table:table-cell>
          <table:table-cell office:value-type="float" office:value="4512801" calcext:value-type="float">
            <text:p>4512801</text:p>
          </table:table-cell>
          <table:table-cell table:number-columns-repeated="4"/>
        </table:table-row>
        <table:table-row table:style-name="ro1">
          <table:table-cell office:value-type="float" office:value="185762666" calcext:value-type="float">
            <text:p>185762666</text:p>
          </table:table-cell>
          <table:table-cell office:value-type="float" office:value="6656173" calcext:value-type="float">
            <text:p>6656173</text:p>
          </table:table-cell>
          <table:table-cell office:value-type="float" office:value="4488397" calcext:value-type="float">
            <text:p>4488397</text:p>
          </table:table-cell>
          <table:table-cell table:number-columns-repeated="4"/>
        </table:table-row>
        <table:table-row table:style-name="ro1">
          <table:table-cell office:value-type="float" office:value="185022876" calcext:value-type="float">
            <text:p>185022876</text:p>
          </table:table-cell>
          <table:table-cell office:value-type="float" office:value="6501778" calcext:value-type="float">
            <text:p>6501778</text:p>
          </table:table-cell>
          <table:table-cell office:value-type="float" office:value="4446742" calcext:value-type="float">
            <text:p>4446742</text:p>
          </table:table-cell>
          <table:table-cell table:number-columns-repeated="4"/>
        </table:table-row>
        <table:table-row table:style-name="ro1">
          <table:table-cell office:value-type="float" office:value="190207609" calcext:value-type="float">
            <text:p>190207609</text:p>
          </table:table-cell>
          <table:table-cell office:value-type="float" office:value="6938576" calcext:value-type="float">
            <text:p>6938576</text:p>
          </table:table-cell>
          <table:table-cell office:value-type="float" office:value="4519487" calcext:value-type="float">
            <text:p>4519487</text:p>
          </table:table-cell>
          <table:table-cell table:number-columns-repeated="4"/>
        </table:table-row>
        <table:table-row table:style-name="ro1">
          <table:table-cell office:value-type="float" office:value="183738246" calcext:value-type="float">
            <text:p>183738246</text:p>
          </table:table-cell>
          <table:table-cell office:value-type="float" office:value="6809113" calcext:value-type="float">
            <text:p>6809113</text:p>
          </table:table-cell>
          <table:table-cell office:value-type="float" office:value="4425022" calcext:value-type="float">
            <text:p>4425022</text:p>
          </table:table-cell>
          <table:table-cell table:number-columns-repeated="4"/>
        </table:table-row>
        <table:table-row table:style-name="ro1">
          <table:table-cell office:value-type="float" office:value="191518994" calcext:value-type="float">
            <text:p>191518994</text:p>
          </table:table-cell>
          <table:table-cell office:value-type="float" office:value="7068897" calcext:value-type="float">
            <text:p>7068897</text:p>
          </table:table-cell>
          <table:table-cell office:value-type="float" office:value="4601699" calcext:value-type="float">
            <text:p>4601699</text:p>
          </table:table-cell>
          <table:table-cell table:number-columns-repeated="4"/>
        </table:table-row>
        <table:table-row table:style-name="ro1">
          <table:table-cell office:value-type="float" office:value="183502819" calcext:value-type="float">
            <text:p>183502819</text:p>
          </table:table-cell>
          <table:table-cell office:value-type="float" office:value="6765229" calcext:value-type="float">
            <text:p>6765229</text:p>
          </table:table-cell>
          <table:table-cell office:value-type="float" office:value="4698317" calcext:value-type="float">
            <text:p>4698317</text:p>
          </table:table-cell>
          <table:table-cell table:number-columns-repeated="4"/>
        </table:table-row>
        <table:table-row table:style-name="ro1">
          <table:table-cell office:value-type="float" office:value="191069641" calcext:value-type="float">
            <text:p>191069641</text:p>
          </table:table-cell>
          <table:table-cell office:value-type="float" office:value="6693484" calcext:value-type="float">
            <text:p>6693484</text:p>
          </table:table-cell>
          <table:table-cell office:value-type="float" office:value="4636059" calcext:value-type="float">
            <text:p>4636059</text:p>
          </table:table-cell>
          <table:table-cell table:number-columns-repeated="4"/>
        </table:table-row>
        <table:table-row table:style-name="ro1">
          <table:table-cell office:value-type="float" office:value="184202558" calcext:value-type="float">
            <text:p>184202558</text:p>
          </table:table-cell>
          <table:table-cell office:value-type="float" office:value="6771874" calcext:value-type="float">
            <text:p>6771874</text:p>
          </table:table-cell>
          <table:table-cell office:value-type="float" office:value="4456905" calcext:value-type="float">
            <text:p>4456905</text:p>
          </table:table-cell>
          <table:table-cell table:number-columns-repeated="4"/>
        </table:table-row>
        <table:table-row table:style-name="ro1">
          <table:table-cell office:value-type="float" office:value="191575119" calcext:value-type="float">
            <text:p>191575119</text:p>
          </table:table-cell>
          <table:table-cell office:value-type="float" office:value="6661297" calcext:value-type="float">
            <text:p>6661297</text:p>
          </table:table-cell>
          <table:table-cell office:value-type="float" office:value="4604818" calcext:value-type="float">
            <text:p>4604818</text:p>
          </table:table-cell>
          <table:table-cell table:number-columns-repeated="4"/>
        </table:table-row>
        <table:table-row table:style-name="ro1">
          <table:table-cell office:value-type="float" office:value="183056226" calcext:value-type="float">
            <text:p>183056226</text:p>
          </table:table-cell>
          <table:table-cell office:value-type="float" office:value="6740972" calcext:value-type="float">
            <text:p>6740972</text:p>
          </table:table-cell>
          <table:table-cell office:value-type="float" office:value="4589137" calcext:value-type="float">
            <text:p>4589137</text:p>
          </table:table-cell>
          <table:table-cell table:number-columns-repeated="4"/>
        </table:table-row>
        <table:table-row table:style-name="ro1">
          <table:table-cell office:value-type="float" office:value="191473734" calcext:value-type="float">
            <text:p>191473734</text:p>
          </table:table-cell>
          <table:table-cell office:value-type="float" office:value="6739508" calcext:value-type="float">
            <text:p>6739508</text:p>
          </table:table-cell>
          <table:table-cell office:value-type="float" office:value="4532293" calcext:value-type="float">
            <text:p>4532293</text:p>
          </table:table-cell>
          <table:table-cell table:number-columns-repeated="4"/>
        </table:table-row>
        <table:table-row table:style-name="ro1">
          <table:table-cell office:value-type="float" office:value="184563533" calcext:value-type="float">
            <text:p>184563533</text:p>
          </table:table-cell>
          <table:table-cell office:value-type="float" office:value="6698216" calcext:value-type="float">
            <text:p>6698216</text:p>
          </table:table-cell>
          <table:table-cell office:value-type="float" office:value="4543685" calcext:value-type="float">
            <text:p>4543685</text:p>
          </table:table-cell>
          <table:table-cell table:number-columns-repeated="4"/>
        </table:table-row>
        <table:table-row table:style-name="ro1">
          <table:table-cell office:value-type="float" office:value="192894988" calcext:value-type="float">
            <text:p>192894988</text:p>
          </table:table-cell>
          <table:table-cell office:value-type="float" office:value="6714900" calcext:value-type="float">
            <text:p>6714900</text:p>
          </table:table-cell>
          <table:table-cell office:value-type="float" office:value="4543557" calcext:value-type="float">
            <text:p>4543557</text:p>
          </table:table-cell>
          <table:table-cell table:number-columns-repeated="4"/>
        </table:table-row>
        <table:table-row table:style-name="ro1">
          <table:table-cell office:value-type="float" office:value="185825346" calcext:value-type="float">
            <text:p>185825346</text:p>
          </table:table-cell>
          <table:table-cell office:value-type="float" office:value="7088719" calcext:value-type="float">
            <text:p>7088719</text:p>
          </table:table-cell>
          <table:table-cell office:value-type="float" office:value="4586698" calcext:value-type="float">
            <text:p>4586698</text:p>
          </table:table-cell>
          <table:table-cell table:number-columns-repeated="4"/>
        </table:table-row>
        <table:table-row table:style-name="ro1">
          <table:table-cell office:value-type="float" office:value="185230568" calcext:value-type="float">
            <text:p>185230568</text:p>
          </table:table-cell>
          <table:table-cell office:value-type="float" office:value="6748616" calcext:value-type="float">
            <text:p>6748616</text:p>
          </table:table-cell>
          <table:table-cell office:value-type="float" office:value="4607677" calcext:value-type="float">
            <text:p>4607677</text:p>
          </table:table-cell>
          <table:table-cell table:number-columns-repeated="4"/>
        </table:table-row>
        <table:table-row table:style-name="ro1">
          <table:table-cell office:value-type="float" office:value="185583491" calcext:value-type="float">
            <text:p>185583491</text:p>
          </table:table-cell>
          <table:table-cell office:value-type="float" office:value="6571460" calcext:value-type="float">
            <text:p>6571460</text:p>
          </table:table-cell>
          <table:table-cell office:value-type="float" office:value="4811819" calcext:value-type="float">
            <text:p>4811819</text:p>
          </table:table-cell>
          <table:table-cell table:number-columns-repeated="4"/>
        </table:table-row>
        <table:table-row table:style-name="ro1">
          <table:table-cell office:value-type="float" office:value="183835925" calcext:value-type="float">
            <text:p>183835925</text:p>
          </table:table-cell>
          <table:table-cell office:value-type="float" office:value="6626963" calcext:value-type="float">
            <text:p>6626963</text:p>
          </table:table-cell>
          <table:table-cell office:value-type="float" office:value="4592001" calcext:value-type="float">
            <text:p>4592001</text:p>
          </table:table-cell>
          <table:table-cell table:number-columns-repeated="4"/>
        </table:table-row>
        <table:table-row table:style-name="ro1">
          <table:table-cell office:value-type="float" office:value="186300060" calcext:value-type="float">
            <text:p>186300060</text:p>
          </table:table-cell>
          <table:table-cell office:value-type="float" office:value="6615362" calcext:value-type="float">
            <text:p>6615362</text:p>
          </table:table-cell>
          <table:table-cell office:value-type="float" office:value="4441784" calcext:value-type="float">
            <text:p>4441784</text:p>
          </table:table-cell>
          <table:table-cell table:number-columns-repeated="4"/>
        </table:table-row>
        <table:table-row table:style-name="ro1">
          <table:table-cell office:value-type="float" office:value="183315737" calcext:value-type="float">
            <text:p>183315737</text:p>
          </table:table-cell>
          <table:table-cell office:value-type="float" office:value="6734362" calcext:value-type="float">
            <text:p>6734362</text:p>
          </table:table-cell>
          <table:table-cell office:value-type="float" office:value="4539483" calcext:value-type="float">
            <text:p>4539483</text:p>
          </table:table-cell>
          <table:table-cell table:number-columns-repeated="4"/>
        </table:table-row>
        <table:table-row table:style-name="ro1">
          <table:table-cell office:value-type="float" office:value="185536333" calcext:value-type="float">
            <text:p>185536333</text:p>
          </table:table-cell>
          <table:table-cell office:value-type="float" office:value="6545357" calcext:value-type="float">
            <text:p>6545357</text:p>
          </table:table-cell>
          <table:table-cell office:value-type="float" office:value="4472891" calcext:value-type="float">
            <text:p>4472891</text:p>
          </table:table-cell>
          <table:table-cell table:number-columns-repeated="4"/>
        </table:table-row>
        <table:table-row table:style-name="ro1">
          <table:table-cell office:value-type="float" office:value="182169900" calcext:value-type="float">
            <text:p>182169900</text:p>
          </table:table-cell>
          <table:table-cell office:value-type="float" office:value="6778393" calcext:value-type="float">
            <text:p>6778393</text:p>
          </table:table-cell>
          <table:table-cell office:value-type="float" office:value="4491157" calcext:value-type="float">
            <text:p>4491157</text:p>
          </table:table-cell>
          <table:table-cell table:number-columns-repeated="4"/>
        </table:table-row>
        <table:table-row table:style-name="ro1">
          <table:table-cell office:value-type="float" office:value="196324728" calcext:value-type="float">
            <text:p>196324728</text:p>
          </table:table-cell>
          <table:table-cell office:value-type="float" office:value="6658400" calcext:value-type="float">
            <text:p>6658400</text:p>
          </table:table-cell>
          <table:table-cell office:value-type="float" office:value="4420794" calcext:value-type="float">
            <text:p>4420794</text:p>
          </table:table-cell>
          <table:table-cell table:number-columns-repeated="4"/>
        </table:table-row>
        <table:table-row table:style-name="ro1">
          <table:table-cell office:value-type="float" office:value="181861917" calcext:value-type="float">
            <text:p>181861917</text:p>
          </table:table-cell>
          <table:table-cell office:value-type="float" office:value="6578110" calcext:value-type="float">
            <text:p>6578110</text:p>
          </table:table-cell>
          <table:table-cell office:value-type="float" office:value="4535556" calcext:value-type="float">
            <text:p>4535556</text:p>
          </table:table-cell>
          <table:table-cell table:number-columns-repeated="4"/>
        </table:table-row>
        <table:table-row table:style-name="ro1">
          <table:table-cell office:value-type="float" office:value="185855381" calcext:value-type="float">
            <text:p>185855381</text:p>
          </table:table-cell>
          <table:table-cell office:value-type="float" office:value="6717602" calcext:value-type="float">
            <text:p>6717602</text:p>
          </table:table-cell>
          <table:table-cell office:value-type="float" office:value="4482935" calcext:value-type="float">
            <text:p>4482935</text:p>
          </table:table-cell>
          <table:table-cell table:number-columns-repeated="4"/>
        </table:table-row>
        <table:table-row table:style-name="ro1">
          <table:table-cell office:value-type="float" office:value="183888534" calcext:value-type="float">
            <text:p>183888534</text:p>
          </table:table-cell>
          <table:table-cell office:value-type="float" office:value="6798042" calcext:value-type="float">
            <text:p>6798042</text:p>
          </table:table-cell>
          <table:table-cell office:value-type="float" office:value="4471234" calcext:value-type="float">
            <text:p>4471234</text:p>
          </table:table-cell>
          <table:table-cell table:number-columns-repeated="4"/>
        </table:table-row>
        <table:table-row table:style-name="ro1">
          <table:table-cell office:value-type="float" office:value="185931866" calcext:value-type="float">
            <text:p>185931866</text:p>
          </table:table-cell>
          <table:table-cell office:value-type="float" office:value="6588606" calcext:value-type="float">
            <text:p>6588606</text:p>
          </table:table-cell>
          <table:table-cell office:value-type="float" office:value="4426897" calcext:value-type="float">
            <text:p>4426897</text:p>
          </table:table-cell>
          <table:table-cell table:number-columns-repeated="4"/>
        </table:table-row>
        <table:table-row table:style-name="ro1">
          <table:table-cell office:value-type="float" office:value="182077720" calcext:value-type="float">
            <text:p>182077720</text:p>
          </table:table-cell>
          <table:table-cell office:value-type="float" office:value="6638567" calcext:value-type="float">
            <text:p>6638567</text:p>
          </table:table-cell>
          <table:table-cell office:value-type="float" office:value="4479633" calcext:value-type="float">
            <text:p>4479633</text:p>
          </table:table-cell>
          <table:table-cell table:number-columns-repeated="4"/>
        </table:table-row>
        <table:table-row table:style-name="ro1">
          <table:table-cell office:value-type="float" office:value="185210290" calcext:value-type="float">
            <text:p>185210290</text:p>
          </table:table-cell>
          <table:table-cell office:value-type="float" office:value="6556238" calcext:value-type="float">
            <text:p>6556238</text:p>
          </table:table-cell>
          <table:table-cell office:value-type="float" office:value="4577364" calcext:value-type="float">
            <text:p>4577364</text:p>
          </table:table-cell>
          <table:table-cell table:number-columns-repeated="4"/>
        </table:table-row>
        <table:table-row table:style-name="ro1">
          <table:table-cell office:value-type="float" office:value="182549420" calcext:value-type="float">
            <text:p>182549420</text:p>
          </table:table-cell>
          <table:table-cell office:value-type="float" office:value="6646947" calcext:value-type="float">
            <text:p>6646947</text:p>
          </table:table-cell>
          <table:table-cell office:value-type="float" office:value="4498741" calcext:value-type="float">
            <text:p>4498741</text:p>
          </table:table-cell>
          <table:table-cell table:number-columns-repeated="4"/>
        </table:table-row>
        <table:table-row table:style-name="ro1">
          <table:table-cell office:value-type="float" office:value="187630561" calcext:value-type="float">
            <text:p>187630561</text:p>
          </table:table-cell>
          <table:table-cell office:value-type="float" office:value="6677482" calcext:value-type="float">
            <text:p>6677482</text:p>
          </table:table-cell>
          <table:table-cell office:value-type="float" office:value="4674838" calcext:value-type="float">
            <text:p>4674838</text:p>
          </table:table-cell>
          <table:table-cell table:number-columns-repeated="4"/>
        </table:table-row>
        <table:table-row table:style-name="ro1">
          <table:table-cell office:value-type="float" office:value="183362415" calcext:value-type="float">
            <text:p>183362415</text:p>
          </table:table-cell>
          <table:table-cell office:value-type="float" office:value="7011380" calcext:value-type="float">
            <text:p>7011380</text:p>
          </table:table-cell>
          <table:table-cell office:value-type="float" office:value="4633404" calcext:value-type="float">
            <text:p>4633404</text:p>
          </table:table-cell>
          <table:table-cell table:number-columns-repeated="4"/>
        </table:table-row>
        <table:table-row table:style-name="ro1">
          <table:table-cell office:value-type="float" office:value="191629439" calcext:value-type="float">
            <text:p>191629439</text:p>
          </table:table-cell>
          <table:table-cell office:value-type="float" office:value="6819855" calcext:value-type="float">
            <text:p>6819855</text:p>
          </table:table-cell>
          <table:table-cell office:value-type="float" office:value="4591147" calcext:value-type="float">
            <text:p>4591147</text:p>
          </table:table-cell>
          <table:table-cell table:number-columns-repeated="4"/>
        </table:table-row>
        <table:table-row table:style-name="ro1">
          <table:table-cell office:value-type="float" office:value="182945381" calcext:value-type="float">
            <text:p>182945381</text:p>
          </table:table-cell>
          <table:table-cell office:value-type="float" office:value="6769316" calcext:value-type="float">
            <text:p>6769316</text:p>
          </table:table-cell>
          <table:table-cell office:value-type="float" office:value="5236531" calcext:value-type="float">
            <text:p>5236531</text:p>
          </table:table-cell>
          <table:table-cell table:number-columns-repeated="4"/>
        </table:table-row>
        <table:table-row table:style-name="ro1">
          <table:table-cell office:value-type="float" office:value="191118919" calcext:value-type="float">
            <text:p>191118919</text:p>
          </table:table-cell>
          <table:table-cell office:value-type="float" office:value="7178725" calcext:value-type="float">
            <text:p>7178725</text:p>
          </table:table-cell>
          <table:table-cell office:value-type="float" office:value="4563873" calcext:value-type="float">
            <text:p>4563873</text:p>
          </table:table-cell>
          <table:table-cell table:number-columns-repeated="4"/>
        </table:table-row>
        <table:table-row table:style-name="ro1">
          <table:table-cell office:value-type="float" office:value="183721986" calcext:value-type="float">
            <text:p>183721986</text:p>
          </table:table-cell>
          <table:table-cell office:value-type="float" office:value="6632715" calcext:value-type="float">
            <text:p>6632715</text:p>
          </table:table-cell>
          <table:table-cell office:value-type="float" office:value="4469340" calcext:value-type="float">
            <text:p>4469340</text:p>
          </table:table-cell>
          <table:table-cell table:number-columns-repeated="4"/>
        </table:table-row>
        <table:table-row table:style-name="ro1">
          <table:table-cell office:value-type="float" office:value="190245211" calcext:value-type="float">
            <text:p>190245211</text:p>
          </table:table-cell>
          <table:table-cell office:value-type="float" office:value="6794873" calcext:value-type="float">
            <text:p>6794873</text:p>
          </table:table-cell>
          <table:table-cell office:value-type="float" office:value="4473853" calcext:value-type="float">
            <text:p>4473853</text:p>
          </table:table-cell>
          <table:table-cell table:number-columns-repeated="4"/>
        </table:table-row>
        <table:table-row table:style-name="ro1">
          <table:table-cell office:value-type="float" office:value="181678890" calcext:value-type="float">
            <text:p>181678890</text:p>
          </table:table-cell>
          <table:table-cell office:value-type="float" office:value="6742903" calcext:value-type="float">
            <text:p>6742903</text:p>
          </table:table-cell>
          <table:table-cell office:value-type="float" office:value="4431730" calcext:value-type="float">
            <text:p>4431730</text:p>
          </table:table-cell>
          <table:table-cell table:number-columns-repeated="4"/>
        </table:table-row>
        <table:table-row table:style-name="ro1">
          <table:table-cell office:value-type="float" office:value="191441794" calcext:value-type="float">
            <text:p>191441794</text:p>
          </table:table-cell>
          <table:table-cell office:value-type="float" office:value="6778595" calcext:value-type="float">
            <text:p>6778595</text:p>
          </table:table-cell>
          <table:table-cell office:value-type="float" office:value="4518229" calcext:value-type="float">
            <text:p>4518229</text:p>
          </table:table-cell>
          <table:table-cell table:number-columns-repeated="4"/>
        </table:table-row>
        <table:table-row table:style-name="ro1">
          <table:table-cell office:value-type="float" office:value="183031554" calcext:value-type="float">
            <text:p>183031554</text:p>
          </table:table-cell>
          <table:table-cell office:value-type="float" office:value="6592301" calcext:value-type="float">
            <text:p>6592301</text:p>
          </table:table-cell>
          <table:table-cell office:value-type="float" office:value="4390913" calcext:value-type="float">
            <text:p>4390913</text:p>
          </table:table-cell>
          <table:table-cell table:number-columns-repeated="4"/>
        </table:table-row>
        <table:table-row table:style-name="ro1">
          <table:table-cell office:value-type="float" office:value="191741476" calcext:value-type="float">
            <text:p>191741476</text:p>
          </table:table-cell>
          <table:table-cell office:value-type="float" office:value="6656995" calcext:value-type="float">
            <text:p>6656995</text:p>
          </table:table-cell>
          <table:table-cell office:value-type="float" office:value="4675271" calcext:value-type="float">
            <text:p>4675271</text:p>
          </table:table-cell>
          <table:table-cell table:number-columns-repeated="4"/>
        </table:table-row>
        <table:table-row table:style-name="ro1">
          <table:table-cell office:value-type="float" office:value="185992412" calcext:value-type="float">
            <text:p>185992412</text:p>
          </table:table-cell>
          <table:table-cell office:value-type="float" office:value="6559516" calcext:value-type="float">
            <text:p>6559516</text:p>
          </table:table-cell>
          <table:table-cell office:value-type="float" office:value="4482103" calcext:value-type="float">
            <text:p>4482103</text:p>
          </table:table-cell>
          <table:table-cell table:number-columns-repeated="4"/>
        </table:table-row>
        <table:table-row table:style-name="ro1">
          <table:table-cell office:value-type="float" office:value="182699062" calcext:value-type="float">
            <text:p>182699062</text:p>
          </table:table-cell>
          <table:table-cell office:value-type="float" office:value="6706302" calcext:value-type="float">
            <text:p>6706302</text:p>
          </table:table-cell>
          <table:table-cell office:value-type="float" office:value="4587475" calcext:value-type="float">
            <text:p>4587475</text:p>
          </table:table-cell>
          <table:table-cell table:number-columns-repeated="4"/>
        </table:table-row>
        <table:table-row table:style-name="ro1">
          <table:table-cell office:value-type="float" office:value="187088360" calcext:value-type="float">
            <text:p>187088360</text:p>
          </table:table-cell>
          <table:table-cell office:value-type="float" office:value="6646833" calcext:value-type="float">
            <text:p>6646833</text:p>
          </table:table-cell>
          <table:table-cell office:value-type="float" office:value="4444812" calcext:value-type="float">
            <text:p>4444812</text:p>
          </table:table-cell>
          <table:table-cell table:number-columns-repeated="4"/>
        </table:table-row>
        <table:table-row table:style-name="ro1">
          <table:table-cell office:value-type="float" office:value="183595385" calcext:value-type="float">
            <text:p>183595385</text:p>
          </table:table-cell>
          <table:table-cell office:value-type="float" office:value="6758225" calcext:value-type="float">
            <text:p>6758225</text:p>
          </table:table-cell>
          <table:table-cell office:value-type="float" office:value="4504041" calcext:value-type="float">
            <text:p>4504041</text:p>
          </table:table-cell>
          <table:table-cell table:number-columns-repeated="4"/>
        </table:table-row>
        <table:table-row table:style-name="ro1">
          <table:table-cell office:value-type="float" office:value="185014937" calcext:value-type="float">
            <text:p>185014937</text:p>
          </table:table-cell>
          <table:table-cell office:value-type="float" office:value="6721676" calcext:value-type="float">
            <text:p>6721676</text:p>
          </table:table-cell>
          <table:table-cell office:value-type="float" office:value="4492939" calcext:value-type="float">
            <text:p>4492939</text:p>
          </table:table-cell>
          <table:table-cell table:number-columns-repeated="4"/>
        </table:table-row>
        <table:table-row table:style-name="ro1">
          <table:table-cell office:value-type="float" office:value="182770883" calcext:value-type="float">
            <text:p>182770883</text:p>
          </table:table-cell>
          <table:table-cell office:value-type="float" office:value="6631674" calcext:value-type="float">
            <text:p>6631674</text:p>
          </table:table-cell>
          <table:table-cell office:value-type="float" office:value="4534657" calcext:value-type="float">
            <text:p>4534657</text:p>
          </table:table-cell>
          <table:table-cell table:number-columns-repeated="4"/>
        </table:table-row>
        <table:table-row table:style-name="ro1">
          <table:table-cell office:value-type="float" office:value="185348566" calcext:value-type="float">
            <text:p>185348566</text:p>
          </table:table-cell>
          <table:table-cell office:value-type="float" office:value="6733122" calcext:value-type="float">
            <text:p>6733122</text:p>
          </table:table-cell>
          <table:table-cell office:value-type="float" office:value="4440617" calcext:value-type="float">
            <text:p>4440617</text:p>
          </table:table-cell>
          <table:table-cell table:number-columns-repeated="4"/>
        </table:table-row>
        <table:table-row table:style-name="ro1">
          <table:table-cell office:value-type="float" office:value="182071778" calcext:value-type="float">
            <text:p>182071778</text:p>
          </table:table-cell>
          <table:table-cell office:value-type="float" office:value="7120309" calcext:value-type="float">
            <text:p>7120309</text:p>
          </table:table-cell>
          <table:table-cell office:value-type="float" office:value="4523070" calcext:value-type="float">
            <text:p>4523070</text:p>
          </table:table-cell>
          <table:table-cell table:number-columns-repeated="4"/>
        </table:table-row>
        <table:table-row table:style-name="ro1">
          <table:table-cell office:value-type="float" office:value="184883506" calcext:value-type="float">
            <text:p>184883506</text:p>
          </table:table-cell>
          <table:table-cell office:value-type="float" office:value="6851638" calcext:value-type="float">
            <text:p>6851638</text:p>
          </table:table-cell>
          <table:table-cell office:value-type="float" office:value="4495029" calcext:value-type="float">
            <text:p>4495029</text:p>
          </table:table-cell>
          <table:table-cell table:number-columns-repeated="4"/>
        </table:table-row>
        <table:table-row table:style-name="ro1">
          <table:table-cell office:value-type="float" office:value="182653394" calcext:value-type="float">
            <text:p>182653394</text:p>
          </table:table-cell>
          <table:table-cell office:value-type="float" office:value="6790494" calcext:value-type="float">
            <text:p>6790494</text:p>
          </table:table-cell>
          <table:table-cell office:value-type="float" office:value="5175321" calcext:value-type="float">
            <text:p>5175321</text:p>
          </table:table-cell>
          <table:table-cell table:number-columns-repeated="4"/>
        </table:table-row>
        <table:table-row table:style-name="ro1">
          <table:table-cell office:value-type="float" office:value="185264867" calcext:value-type="float">
            <text:p>185264867</text:p>
          </table:table-cell>
          <table:table-cell office:value-type="float" office:value="6864682" calcext:value-type="float">
            <text:p>6864682</text:p>
          </table:table-cell>
          <table:table-cell office:value-type="float" office:value="4628761" calcext:value-type="float">
            <text:p>4628761</text:p>
          </table:table-cell>
          <table:table-cell table:number-columns-repeated="4"/>
        </table:table-row>
        <table:table-row table:style-name="ro1">
          <table:table-cell office:value-type="float" office:value="182937065" calcext:value-type="float">
            <text:p>182937065</text:p>
          </table:table-cell>
          <table:table-cell office:value-type="float" office:value="6703379" calcext:value-type="float">
            <text:p>6703379</text:p>
          </table:table-cell>
          <table:table-cell office:value-type="float" office:value="4538819" calcext:value-type="float">
            <text:p>4538819</text:p>
          </table:table-cell>
          <table:table-cell table:number-columns-repeated="4"/>
        </table:table-row>
        <table:table-row table:style-name="ro1">
          <table:table-cell office:value-type="float" office:value="185403264" calcext:value-type="float">
            <text:p>185403264</text:p>
          </table:table-cell>
          <table:table-cell office:value-type="float" office:value="6746153" calcext:value-type="float">
            <text:p>6746153</text:p>
          </table:table-cell>
          <table:table-cell office:value-type="float" office:value="4520051" calcext:value-type="float">
            <text:p>4520051</text:p>
          </table:table-cell>
          <table:table-cell table:number-columns-repeated="4"/>
        </table:table-row>
        <table:table-row table:style-name="ro1">
          <table:table-cell office:value-type="float" office:value="183104586" calcext:value-type="float">
            <text:p>183104586</text:p>
          </table:table-cell>
          <table:table-cell office:value-type="float" office:value="6653389" calcext:value-type="float">
            <text:p>6653389</text:p>
          </table:table-cell>
          <table:table-cell office:value-type="float" office:value="4438293" calcext:value-type="float">
            <text:p>443829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7T16:44:02.767743331</dc:date>
    <meta:editing-duration>PT5M11S</meta:editing-duration>
    <meta:editing-cycles>1</meta:editing-cycles>
    <meta:document-statistic meta:table-count="1" meta:cell-count="312" meta:object-count="2"/>
    <meta:generator>LibreOffice/5.1.4.2$Linux_x86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bar" chart:style-name="ch1">
        <chart:plot-area chart:style-name="ch2" table:cell-range-address="evaluation.E2:evaluation.F4" chart:data-source-has-labels="column" svg:x="1.33cm" svg:y="0.18cm" svg:width="14.336cm" svg:height="7.665cm">
          <chartooo:coordinate-region svg:x="3.248cm" svg:y="0.38cm" svg:width="12.418cm" svg:height="6.818cm"/>
          <chart:axis chart:dimension="x" chart:name="primary-x" chart:style-name="ch3" chartooo:axis-type="auto">
            <chartooo:date-scale/>
            <chart:title svg:x="7.118cm" svg:y="8.025cm" chart:style-name="ch4">
              <text:p>Storage View Type</text:p>
            </chart:title>
            <chart:categories table:cell-range-address="evaluation.E2:evaluation.E4"/>
          </chart:axis>
          <chart:axis chart:dimension="y" chart:name="primary-y" chart:style-name="ch5">
            <chart:title svg:x="0.451cm" svg:y="4.665cm" chart:style-name="ch6">
              <text:p>Time, ns</text:p>
            </chart:title>
            <chart:grid chart:style-name="ch7" chart:class="major"/>
          </chart:axis>
          <chart:series chart:style-name="ch8" chart:values-cell-range-address="evaluation.F2:evaluation.F4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Log</text:p>
                <draw:g>
                  <svg:desc>evaluation.E2:evaluation.E4</svg:desc>
                </draw:g>
              </table:table-cell>
              <table:table-cell office:value-type="float" office:value="190138277.21">
                <text:p>190138277.21</text:p>
                <draw:g>
                  <svg:desc>evaluation.F2:evaluation.F4</svg:desc>
                </draw:g>
              </table:table-cell>
            </table:table-row>
            <table:table-row>
              <table:table-cell office:value-type="string">
                <text:p>RowSV</text:p>
              </table:table-cell>
              <table:table-cell office:value-type="float" office:value="7001209.38">
                <text:p>7001209.38</text:p>
              </table:table-cell>
            </table:table-row>
            <table:table-row>
              <table:table-cell office:value-type="string">
                <text:p>ColSV</text:p>
              </table:table-cell>
              <table:table-cell office:value-type="float" office:value="4613638.51">
                <text:p>4613638.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9.005cm" xlink:href=".." xlink:type="simple" chart:class="chart:bar" chart:style-name="ch1">
        <chart:plot-area chart:style-name="ch2" table:cell-range-address="evaluation.E2:evaluation.E4 evaluation.G2:evaluation.G4" chart:data-source-has-labels="column" svg:x="1.33cm" svg:y="0.18cm" svg:width="14.336cm" svg:height="7.664cm">
          <chartooo:coordinate-region svg:x="1.766cm" svg:y="0.379cm" svg:width="13.9cm" svg:height="6.818cm"/>
          <chart:axis chart:dimension="x" chart:name="primary-x" chart:style-name="ch3" chartooo:axis-type="auto">
            <chartooo:date-scale/>
            <chart:title svg:x="6.245cm" svg:y="8.024cm" chart:style-name="ch4">
              <text:p>Storage View Type (Log Scale)</text:p>
            </chart:title>
            <chart:categories table:cell-range-address="evaluation.E2:evaluation.E4"/>
          </chart:axis>
          <chart:axis chart:dimension="y" chart:name="primary-y" chart:style-name="ch5">
            <chart:title svg:x="0.451cm" svg:y="4.665cm" chart:style-name="ch6">
              <text:p>Time, ns</text:p>
            </chart:title>
            <chart:grid chart:style-name="ch7" chart:class="major"/>
          </chart:axis>
          <chart:series chart:style-name="ch8" chart:values-cell-range-address="evaluation.G2:evaluation.G4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Log</text:p>
                <draw:g>
                  <svg:desc>evaluation.E2:evaluation.E4</svg:desc>
                </draw:g>
              </table:table-cell>
              <table:table-cell office:value-type="float" office:value="8.27906955457037">
                <text:p>8.27906955457037</text:p>
                <draw:g>
                  <svg:desc>evaluation.G2:evaluation.G4</svg:desc>
                </draw:g>
              </table:table-cell>
            </table:table-row>
            <table:table-row>
              <table:table-cell office:value-type="string">
                <text:p>RowSV</text:p>
              </table:table-cell>
              <table:table-cell office:value-type="float" office:value="6.8451730659706">
                <text:p>6.8451730659706</text:p>
              </table:table-cell>
            </table:table-row>
            <table:table-row>
              <table:table-cell office:value-type="string">
                <text:p>ColSV</text:p>
              </table:table-cell>
              <table:table-cell office:value-type="float" office:value="6.66404356347019">
                <text:p>6.664043563470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